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083in" fo:widows="1" fo:text-indent="0in" style:auto-text-indent="false"/>
      <style:text-properties officeooo:paragraph-rsid="0010a268"/>
    </style:style>
    <style:style style:name="T1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Helvetica Neue" fo:font-size="10.5pt" fo:letter-spacing="normal" fo:font-style="normal" fo:font-weight="normal" officeooo:rsid="0010a2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ar Hiring Manager,</text:span></text:p>
      <text:p text:style-name="P1"><text:span text:style-name="T1"/></text:p>
      <text:p text:style-name="P1"><text:span text:style-name="T1">My name is Alexey Omelchenko, I am a Software Development Manager with a great experience of managing groups of developers and related teams. My background as </text:span><text:span text:style-name="T2">an engineer</text:span><text:span text:style-name="T1"> </text:span><text:span text:style-name="T2">and skills in</text:span><text:span text:style-name="T1"> different technologies, platforms and managing approach</text:span><text:span text:style-name="T2">es</text:span><text:span text:style-name="T1"> gives me ability to talk to programmers on subject, understand pros and cons of different technologies and mentor teams where it is applicable. My experience as a team lead, manager and a head of technology department demonstrates my ability to drive products development in complex environments with multiple stakeholders, to be an interface between business </text:span><text:span text:style-name="T2">and</text:span><text:span text:style-name="T1"> client</text:span><text:span text:style-name="T2">s on one</text:span><text:span text:style-name="T1"> side and development or maintenance </text:span><text:span text:style-name="T2">teams on the other</text:span><text:span text:style-name="T1"> side.</text:span></text:p>
      <text:p text:style-name="P1"><text:span text:style-name="T1"/></text:p>
      <text:p text:style-name="P1"><text:span text:style-name="T1">I am looking for a new opportunity to apply my technical and management skills, so I found your job description and would like to apply, </text:span><text:span text:style-name="T2">because I see good corellation with my background.</text:span></text:p>
      <text:p text:style-name="P1"><text:span text:style-name="T1">If you have any questions regarding my resume, feel free to contact me </text:span><text:span text:style-name="T2">directly</text:span><text:span text:style-name="T1">.</text:span></text:p>
      <text:p text:style-name="P1"><text:span text:style-name="T1"/></text:p>
      <text:p text:style-name="P1"><text:span text:style-name="T1">Kind regards,</text:span></text:p>
      <text:p text:style-name="P1"><text:span text:style-name="T1">Alexey.</text:span></text:p>
      <text:p text:style-name="P1"><text:span text:style-name="T1">512-900-9513</text:span></text:p>
      <text:p text:style-name="P1"><text:span text:style-name="T1">alexey.s.omelchenko@gmail.com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4S</meta:editing-duration>
    <meta:editing-cycles>4</meta:editing-cycles>
    <meta:generator>LibreOffice/4.4.0.3$Windows_x86 LibreOffice_project/de093506bcdc5fafd9023ee680b8c60e3e0645d7</meta:generator>
    <dc:date>2016-06-16T02:15:06.858000000</dc:date>
    <meta:document-statistic meta:table-count="0" meta:image-count="0" meta:object-count="0" meta:page-count="1" meta:paragraph-count="8" meta:word-count="161" meta:character-count="1031" meta:non-whitespace-character-count="877"/>
    <meta:user-defined meta:name="Info 1"/>
    <meta:user-defined meta:name="Info 2"/>
    <meta:user-defined meta:name="Info 3"/>
    <meta:user-defined meta:name="Info 4"/>
  </office:meta>
</office:document-meta>
</file>